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10000038146973pt" officeooo:rsid="001f7870" officeooo:paragraph-rsid="001f7870" style:font-size-asian="8pt" style:font-size-complex="9.10000038146973pt"/>
    </style:style>
    <style:style style:name="P2" style:family="paragraph" style:parent-style-name="Standard">
      <style:text-properties fo:font-size="9.10000038146973pt" officeooo:rsid="001f7870" officeooo:paragraph-rsid="0020d319" style:font-size-asian="8pt" style:font-size-complex="9.10000038146973pt"/>
    </style:style>
    <style:style style:name="P3" style:family="paragraph" style:parent-style-name="Standard">
      <style:text-properties fo:font-size="9.10000038146973pt" officeooo:rsid="001f7870" officeooo:paragraph-rsid="00216620" style:font-size-asian="8pt" style:font-size-complex="9.10000038146973pt"/>
    </style:style>
    <style:style style:name="P4" style:family="paragraph" style:parent-style-name="Standard">
      <style:text-properties fo:font-size="9.10000038146973pt" officeooo:rsid="001f7870" officeooo:paragraph-rsid="00240ad8" style:font-size-asian="8pt" style:font-size-complex="9.10000038146973pt"/>
    </style:style>
    <style:style style:name="P5" style:family="paragraph" style:parent-style-name="Standard">
      <style:text-properties fo:font-size="9.10000038146973pt" officeooo:rsid="001f7870" officeooo:paragraph-rsid="0024ebde" style:font-size-asian="8pt" style:font-size-complex="9.10000038146973pt"/>
    </style:style>
    <style:style style:name="P6" style:family="paragraph" style:parent-style-name="Standard">
      <style:text-properties fo:font-size="9.10000038146973pt" officeooo:rsid="0024ebde" officeooo:paragraph-rsid="0024ebde" style:font-size-asian="8pt" style:font-size-complex="9.10000038146973pt"/>
    </style:style>
    <style:style style:name="P7" style:family="paragraph" style:parent-style-name="Standard">
      <style:text-properties fo:font-size="9.10000038146973pt" officeooo:rsid="0025c576" officeooo:paragraph-rsid="0025c576" style:font-size-asian="8pt" style:font-size-complex="9.10000038146973pt"/>
    </style:style>
    <style:style style:name="P8" style:family="paragraph" style:parent-style-name="Standard">
      <style:text-properties fo:font-size="9.10000038146973pt" officeooo:rsid="0024ebde" officeooo:paragraph-rsid="0024ebde" style:font-size-asian="8pt" style:font-size-complex="9.10000038146973pt"/>
    </style:style>
    <style:style style:name="P9" style:family="paragraph" style:parent-style-name="Standard" style:list-style-name="L2">
      <style:text-properties fo:font-size="9.10000038146973pt" officeooo:rsid="0024ebde" officeooo:paragraph-rsid="00262abc" style:font-size-asian="8pt" style:font-size-complex="9.10000038146973pt"/>
    </style:style>
    <style:style style:name="P10" style:family="paragraph" style:parent-style-name="Standard">
      <style:text-properties fo:font-size="9.10000038146973pt" officeooo:rsid="0024ebde" officeooo:paragraph-rsid="00262abc" style:font-size-asian="8pt" style:font-size-complex="9.10000038146973pt"/>
    </style:style>
    <style:style style:name="P11" style:family="paragraph" style:parent-style-name="Standard" style:list-style-name="L2">
      <style:text-properties fo:font-size="9.10000038146973pt" officeooo:rsid="00262abc" officeooo:paragraph-rsid="00262abc" style:font-size-asian="8pt" style:font-size-complex="9.10000038146973pt"/>
    </style:style>
    <style:style style:name="T1" style:family="text">
      <style:text-properties officeooo:rsid="001f7870"/>
    </style:style>
    <style:style style:name="T2" style:family="text">
      <style:text-properties officeooo:rsid="0020d319"/>
    </style:style>
    <style:style style:name="T3" style:family="text">
      <style:text-properties officeooo:rsid="00216620"/>
    </style:style>
    <style:style style:name="T4" style:family="text">
      <style:text-properties officeooo:rsid="00240ad8"/>
    </style:style>
    <style:style style:name="T5" style:family="text">
      <style:text-properties fo:background-color="#000000" loext:char-shading-value="0"/>
    </style:style>
    <style:style style:name="T6" style:family="text">
      <style:text-properties officeooo:rsid="0024ebde"/>
    </style:style>
    <style:style style:name="T7" style:family="text">
      <style:text-properties officeooo:rsid="00262a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목차</text:p>
      <text:p text:style-name="P1"/>
      <text:p text:style-name="P1"><text:span text:style-name="T6">1. </text:span>초록</text:p>
      <text:p text:style-name="P1"><text:span text:style-name="T6">2. </text:span>리그 오브 레전드에 대한 소개</text:p>
      <text:p text:style-name="P1"><text:span text:style-name="T6">3. </text:span>사용자들에 퍼져있는 대중적인 인식</text:p>
      <text:p text:style-name="P1"><text:span text:style-name="T6">4. </text:span>가설 수립 및 데이터 수집, 가공 과정</text:p>
      <text:p text:style-name="P1"><text:span text:style-name="T6">5. </text:span>실제 게임 데이터를 기반으로 한 통계 분석</text:p>
      <text:p text:style-name="P1"><text:span text:style-name="T6">6. </text:span>결론</text:p>
      <text:p text:style-name="P1"><text:span text:style-name="T6">7. </text:span>한계</text:p>
      <text:p text:style-name="P1"><text:span text:style-name="T6">8. </text:span>참고자료</text:p>
      <text:p text:style-name="P1"><text:span text:style-name="T6">9. </text:span>참여인원</text:p>
      <text:p text:style-name="P1"/>
      <text:p text:style-name="P7">1. 초록</text:p>
      <text:p text:style-name="P7"/>
      <text:p text:style-name="P7"><text:tab/>한국을 포함해 전세계에서 많은 사람들에게 사랑을 받고 플레이되는 온라인 팀 대전 게임 리그 오브 레전드에서 <text:s/>유저들에게 실력 향상을 위한 방법으로 추천되는 방법에 대해 Riot에서 제공되는 정보를 바탕으로 통계를 내고 분석하여 이 방법들이 실제로 효과가 있는지 확인해본다.</text:p>
      <text:p text:style-name="P1"/>
      <text:p text:style-name="P1"><text:span text:style-name="T6">2. </text:span>리그 오브 레전드에 대한 소개</text:p>
      <text:p text:style-name="P1"/>
      <text:p text:style-name="P2"><text:tab/>리그 오브 레전드(League of Legends, 이하 ‘롤’)은 RPG(Role Playing Game)과 RTS(Real Time Simulation)이 합쳐진 AOS장르의 게임이다. AOS는 명확한 장르의 명칭은 아니며, 스타크래프트의 유즈맵 Aeon of Strife에서 유래됐다. 2009년 서비스가 시작되었으며, 국내는 201년 12월부터 서비스를 시작했다. 롤은 소환사의 협곡이라는 맵에서 10명의 유저가 5v5로 팀을 나누고 각기 다른 캐릭터(이하 ‘챔피언’)를 사용하여 실시간 대전하여 상대방의 건물을 부수는 공성 게임이다. 유저들은 게임의 승패를 통해 등급(이하 ‘티어’)를 나누고 티어는 아이언, 브론즈, 실버, 골드, 플래티넘, 에메랄드, 다이아몬드, 마스터, 그랜드마스터, 챌린저 순으로 높아진다. <text:span text:style-name="T2">유저들은 탑, 정글, 미드, 원딜, 서폿 5개의 역할로 나누어 팀에 필요한 역할을 수행한다. </text:span>게임 내에서는 다양한 환경이 주어지며 미니언으로 불리는 조그마한 몬스터가 있고 적 미니언 처치시 재화<text:span text:style-name="T2">(이하 ‘골드’)</text:span>를 소량 지급하며 공성포탑(이하 ‘타워’<text:span text:style-name="T2">)는 적의 진입을 방어한다. 중립 몬스터(정글 몬스터, 용, 내셔 남작 등 이하 ‘오브젝트’)도 맵 곳곳에 위치해 있으며 처치시 골드와 특별한 효과를 준다. 골드를 통해 다양한 아이템을 구매할 수도 있으며, 보이지 않는 곳을 볼 수 있게 하는 와드가 있다. </text:span></text:p>
      <text:p text:style-name="P1"/>
      <text:p text:style-name="P1"><text:span text:style-name="T6">3. </text:span>사용자들에게 퍼져있는 대중적인 인식</text:p>
      <text:p text:style-name="P1"/>
      <text:p text:style-name="P2"><text:tab/>대전 게임을 플레이하는 유저들은 본인의 실력 향상을 원하며, 게임 실력 향상을 위해 여타 스포츠와 똑같이 잘하는 사람의 플레이를 참고하고 조언을 구하며 실력 향상을 위해 연습한다. 그 중에 일반적으로 퍼져있는 실력 향상을 위한 방법으로는 미니언 처치 수를 늘려 획득하는 골드의 양을 늘리고 좋은 아이템을 구해 상대방과의 격차를 늘려라, 성능이 좋은 챔피언을 사용해서 상대방을 이겨라, 와드를 구매해서 적의 공격을 예상하고 회피해서 이득을 봐라, 챔피언의 숙련도를 올려 더욱 효율적으로 사용하라, 오브젝트를 사수하여 특별한 효과를 얻어라 등이 있다.</text:p>
      <text:p text:style-name="P2"/>
      <text:p text:style-name="P2"><text:span text:style-name="T6">4. </text:span>가설 수립 및 데이터 수집, 가공 과정</text:p>
      <text:p text:style-name="P2"/>
      <text:p text:style-name="P4"><text:tab/>대중적으로 퍼져있는 게임 실력 향상을 위한 방법들이 실제로 효과를 갖고있는지 확인해본다. 게임 정보를 가져오기 위해 <text:span text:style-name="T2">Riot에서 제공하는 Open API를 활용해서 유저들의 계정 정보</text:span><text:span text:style-name="T3">와 실제 게임 결과를 수집한다. </text:span><text:span text:style-name="T4">Riot Open API에서 일반 개발자에게 제공하는 데이터에는 한계가 있어 모든 데이터를 가져올 순 없었으며, 제공되는 속도도 제한되어 있다. 따라서 </text:span><text:span text:style-name="T3">데이터 수집 대상은 마스터 티어를 기준으로 한다. 마스터 티어에는 약 </text:span><text:span text:style-name="T4">15,000명의 플레이어가 있으며 더 명확한 분석을 위해 마스터 티어를 상위 구간과 하위 구간으로 나누었으며 수집한 유저 데이터를 기반으로 게임 플레이 결과와 챔피언 숙련도 정보를 수집했다. 게임 플레이 결과는 게임 내 정보(처치, 죽음, 와드 구매, 와드 설치, 골드 획득, 오브젝트 처치 등)을 포함하고 있으며, 유저 데이터는 유저 이름, 사용한 챔피언, 유저의 챔피언 별 숙련도가 포함되어 있다. 유저의 정보는 puuid로 호출되는데 Riot에서 제공되는 Key에 따라 암호화된 puuid를 갖고 있어 다른 사람이 수집한 정보를 사용할 순 없었다. 따라서 게임 플레이 결과와 챔피언 숙련도 데이터는 유저의 이름으로 두 데이터를 병합하여 사용했다.</text:span></text:p>
      <text:p text:style-name="P4"><text:tab/><text:span text:style-name="T5">이후 추가적인 데이터 처리 과정 서술</text:span></text:p>
      <text:p text:style-name="P5"/>
      <text:p text:style-name="P6">5. <text:span text:style-name="T1">실제 게임 데이터를 기반으</text:span><text:span text:style-name="T3">로 한 데이터 분석</text:span></text:p>
      <text:p text:style-name="P6"/>
      <text:p text:style-name="P10"><text:tab/>데이터 분석 사례 <text:span text:style-name="T7">(데이터 수집 후 상관관계가 낮은 데이터 우선 배치, “그렇다면 어떤 것들이 영향을 끼칠까 or 어떻게 승리를 가져올 수 있을까 순서로 서술”)</text:span></text:p>
      <text:list xml:id="list2372151244" text:style-name="L2">
        <text:list-item>
          <text:p text:style-name="P9"><text:soft-page-break/>유저의 챔피언 숙련도는 승률에 영향을 끼치는가</text:p>
        </text:list-item>
        <text:list-item>
          <text:p text:style-name="P9">유저의 구매, 설치한 와드 횟수는 실제로 승률에 영향을 끼치는가, <text:span text:style-name="T7">시야점수를 통한 분석</text:span></text:p>
        </text:list-item>
        <text:list-item>
          <text:p text:style-name="P11">KDA가 게임 승률에 유의미한 영향을 끼치는가 → KDA보다 Death 수가 더 큰 영향을 끼칠 것으로 예상</text:p>
        </text:list-item>
        <text:list-item>
          <text:p text:style-name="P9">각 첫 처치는 승률에 어떠한 영향을 끼치는가, 첫 킬과 타워, 바론, 용 스택, 장로용을 중심으로 분석</text:p>
        </text:list-item>
        <text:list-item>
          <text:p text:style-name="P9">핑으로 소통하는 것이 승률에 영향을 끼치는가 <text:span text:style-name="T7">(부제 : 라이엇 공식 팁으로 핑 소통은 승률을 향상하는데 도움이 된다.)</text:span></text:p>
        </text:list-item>
        <text:list-item>
          <text:p text:style-name="P9">팀원의 챔피언 구성에 따라 게임의 승패에 영향을 끼치는가 → 탱 딜 힐 밸런스가 승률에 미치는 영향</text:p>
        </text:list-item>
      </text:list>
      <text:p text:style-name="P6"/>
      <text:p text:style-name="P6"/>
      <text:p text:style-name="P3"><text:span text:style-name="T7">6. </text:span>결론</text:p>
      <text:p text:style-name="P3"><text:span text:style-name="T7">7. </text:span>한계</text:p>
      <text:p text:style-name="P3"><text:span text:style-name="T7">8. </text:span>참고자료</text:p>
      <text:p text:style-name="P3"><text:span text:style-name="T7">9. </text:span>참여인원</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32:54.116959538</meta:creation-date>
    <dc:date>2024-03-21T11:54:58.949257093</dc:date>
    <meta:editing-duration>PT18M5S</meta:editing-duration>
    <meta:editing-cycles>5</meta:editing-cycles>
    <meta:generator>LibreOffice/7.3.7.2$Linux_X86_64 LibreOffice_project/30$Build-2</meta:generator>
    <meta:document-statistic meta:table-count="0" meta:image-count="0" meta:object-count="0" meta:page-count="2" meta:paragraph-count="31" meta:word-count="1721" meta:character-count="2429" meta:non-whitespace-character-count="1866"/>
  </office:meta>
</office:document-meta>
</file>